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ecutor.getSubProjec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ecutor.executeTargets( Project project , String [ ] targetNam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